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ubscriberGui.JMSSubscrib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ubscriberGui.modifyTestElement( TestEl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Subscrib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Subscrib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MSSubscriberGui.actionPerformed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ubscrib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SubscriberGui.stateChanged( 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Subscrib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Subscrib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